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dProgrammingLanguage.doUnload( Object program , String filename , File baseDire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iledProgrammingLanguage.preload( String filename , File baseDirectory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iledProgrammingLanguage.load( String filename , File baseDirectory , String encodin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mpiledProgrammingLanguage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dProgrammingLanguage.parameterize( 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